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620e" officeooo:paragraph-rsid="000b620e"/>
    </style:style>
    <style:style style:name="P2" style:family="paragraph" style:parent-style-name="Standard">
      <style:text-properties officeooo:rsid="000cf345" officeooo:paragraph-rsid="000cf345"/>
    </style:style>
    <style:style style:name="P3" style:family="paragraph" style:parent-style-name="Standard">
      <style:text-properties officeooo:rsid="000cf345" officeooo:paragraph-rsid="000d491f"/>
    </style:style>
    <style:style style:name="P4" style:family="paragraph" style:parent-style-name="Standard">
      <style:text-properties officeooo:rsid="000cf345" officeooo:paragraph-rsid="000db287"/>
    </style:style>
    <style:style style:name="P5" style:family="paragraph" style:parent-style-name="Standard">
      <style:text-properties officeooo:rsid="000db287" officeooo:paragraph-rsid="000db287"/>
    </style:style>
    <style:style style:name="P6" style:family="paragraph" style:parent-style-name="Standard">
      <style:text-properties officeooo:rsid="000db287" officeooo:paragraph-rsid="00108210"/>
    </style:style>
    <style:style style:name="P7" style:family="paragraph" style:parent-style-name="Standard">
      <style:text-properties officeooo:rsid="000fafa0" officeooo:paragraph-rsid="000fafa0"/>
    </style:style>
    <style:style style:name="P8" style:family="paragraph" style:parent-style-name="Standard">
      <style:text-properties officeooo:rsid="00108210" officeooo:paragraph-rsid="00108210"/>
    </style:style>
    <style:style style:name="P9" style:family="paragraph" style:parent-style-name="Standard">
      <style:text-properties officeooo:rsid="00111fa0" officeooo:paragraph-rsid="00111fa0"/>
    </style:style>
    <style:style style:name="P10" style:family="paragraph" style:parent-style-name="Standard">
      <style:text-properties officeooo:rsid="00113f75" officeooo:paragraph-rsid="00113f75"/>
    </style:style>
    <style:style style:name="P11" style:family="paragraph" style:parent-style-name="Standard">
      <style:text-properties officeooo:rsid="0012b5f3" officeooo:paragraph-rsid="0012b5f3"/>
    </style:style>
    <style:style style:name="P12" style:family="paragraph" style:parent-style-name="Standard">
      <style:text-properties officeooo:rsid="0013e1ac" officeooo:paragraph-rsid="0013e1ac"/>
    </style:style>
    <style:style style:name="P13" style:family="paragraph" style:parent-style-name="Standard">
      <style:text-properties officeooo:rsid="0015bc69" officeooo:paragraph-rsid="0015bc69"/>
    </style:style>
    <style:style style:name="P14" style:family="paragraph" style:parent-style-name="Standard">
      <style:text-properties officeooo:rsid="0017ae43" officeooo:paragraph-rsid="0017ae43"/>
    </style:style>
    <style:style style:name="P15" style:family="paragraph" style:parent-style-name="Standard">
      <style:text-properties officeooo:rsid="0019ada7" officeooo:paragraph-rsid="0019ada7"/>
    </style:style>
    <style:style style:name="P16" style:family="paragraph" style:parent-style-name="Standard">
      <style:text-properties officeooo:rsid="0019ada7" officeooo:paragraph-rsid="001b9dc9"/>
    </style:style>
    <style:style style:name="P17" style:family="paragraph" style:parent-style-name="Standard">
      <style:text-properties officeooo:rsid="0019bd05" officeooo:paragraph-rsid="0019bd05"/>
    </style:style>
    <style:style style:name="P18" style:family="paragraph" style:parent-style-name="Standard">
      <style:text-properties officeooo:rsid="001ad0e3" officeooo:paragraph-rsid="001ad0e3"/>
    </style:style>
    <style:style style:name="P19" style:family="paragraph" style:parent-style-name="Standard">
      <style:text-properties officeooo:rsid="001b9dc9" officeooo:paragraph-rsid="001b9dc9"/>
    </style:style>
    <style:style style:name="P20" style:family="paragraph" style:parent-style-name="Standard">
      <style:text-properties officeooo:rsid="001ecb05" officeooo:paragraph-rsid="001ecb05"/>
    </style:style>
    <style:style style:name="P21" style:family="paragraph" style:parent-style-name="Standard">
      <style:text-properties officeooo:rsid="002094d0" officeooo:paragraph-rsid="002094d0"/>
    </style:style>
    <style:style style:name="P22" style:family="paragraph" style:parent-style-name="Standard">
      <style:text-properties style:text-underline-style="solid" style:text-underline-width="auto" style:text-underline-color="font-color" fo:font-weight="normal" officeooo:rsid="00111fa0" officeooo:paragraph-rsid="00111fa0" style:font-weight-asian="normal" style:font-weight-complex="normal"/>
    </style:style>
    <style:style style:name="P23" style:family="paragraph" style:parent-style-name="Standard">
      <style:text-properties style:text-underline-style="none" fo:font-weight="normal" officeooo:rsid="0017ae43" officeooo:paragraph-rsid="0017ae43" style:font-weight-asian="normal" style:font-weight-complex="normal"/>
    </style:style>
    <style:style style:name="P24" style:family="paragraph" style:parent-style-name="Standard">
      <style:text-properties style:text-underline-style="none" fo:font-weight="normal" officeooo:rsid="001b9dc9" officeooo:paragraph-rsid="001b9dc9" style:font-weight-asian="normal" style:font-weight-complex="normal"/>
    </style:style>
    <style:style style:name="P25" style:family="paragraph" style:parent-style-name="Standard">
      <style:text-properties officeooo:rsid="000fafa0" officeooo:paragraph-rsid="000fafa0"/>
    </style:style>
    <style:style style:name="P26" style:family="paragraph" style:parent-style-name="Standard">
      <style:text-properties officeooo:rsid="00234060" officeooo:paragraph-rsid="00234060"/>
    </style:style>
    <style:style style:name="P27" style:family="paragraph" style:parent-style-name="Standard">
      <style:text-properties officeooo:rsid="00234060" officeooo:paragraph-rsid="0023ddbd"/>
    </style:style>
    <style:style style:name="P28" style:family="paragraph" style:parent-style-name="Standard">
      <style:text-properties officeooo:rsid="000db287" officeooo:paragraph-rsid="000db287"/>
    </style:style>
    <style:style style:name="P29" style:family="paragraph" style:parent-style-name="Standard">
      <style:text-properties officeooo:rsid="000db287" officeooo:paragraph-rsid="00234060"/>
    </style:style>
    <style:style style:name="P30" style:family="paragraph" style:parent-style-name="Standard">
      <style:text-properties officeooo:rsid="0023ddbd" officeooo:paragraph-rsid="0023ddbd"/>
    </style:style>
    <style:style style:name="P31" style:family="paragraph" style:parent-style-name="Standard">
      <style:text-properties fo:font-style="italic" officeooo:rsid="0023ddbd" officeooo:paragraph-rsid="0023ddbd" style:font-style-asian="italic" style:font-style-complex="italic"/>
    </style:style>
    <style:style style:name="T1" style:family="text">
      <style:text-properties officeooo:rsid="000d491f"/>
    </style:style>
    <style:style style:name="T2" style:family="text">
      <style:text-properties officeooo:rsid="00108210"/>
    </style:style>
    <style:style style:name="T3" style:family="text">
      <style:text-properties officeooo:rsid="00111fa0"/>
    </style:style>
    <style:style style:name="T4" style:family="text">
      <style:text-properties officeooo:rsid="00113f75"/>
    </style:style>
    <style:style style:name="T5" style:family="text">
      <style:text-properties officeooo:rsid="0012b5f3"/>
    </style:style>
    <style:style style:name="T6" style:family="text">
      <style:text-properties officeooo:rsid="0013e1ac"/>
    </style:style>
    <style:style style:name="T7" style:family="text">
      <style:text-properties officeooo:rsid="0017ae43"/>
    </style:style>
    <style:style style:name="T8" style:family="text">
      <style:text-properties officeooo:rsid="0019ada7"/>
    </style:style>
    <style:style style:name="T9" style:family="text">
      <style:text-properties fo:font-style="italic" officeooo:rsid="0019ada7" style:font-style-asian="italic" style:font-style-complex="italic"/>
    </style:style>
    <style:style style:name="T10" style:family="text">
      <style:text-properties officeooo:rsid="0019bd05"/>
    </style:style>
    <style:style style:name="T11" style:family="text">
      <style:text-properties officeooo:rsid="001ad0e3"/>
    </style:style>
    <style:style style:name="T12" style:family="text">
      <style:text-properties officeooo:rsid="001b9dc9"/>
    </style:style>
    <style:style style:name="T13" style:family="text">
      <style:text-properties officeooo:rsid="001d8e15"/>
    </style:style>
    <style:style style:name="T14" style:family="text">
      <style:text-properties officeooo:rsid="001ecb05"/>
    </style:style>
    <style:style style:name="T15" style:family="text">
      <style:text-properties officeooo:rsid="002094d0"/>
    </style:style>
    <style:style style:name="T16" style:family="text">
      <style:text-properties officeooo:rsid="00234060"/>
    </style:style>
    <style:style style:name="T17" style:family="text">
      <style:text-properties officeooo:rsid="0023ddbd"/>
    </style:style>
    <style:style style:name="T18" style:family="text">
      <style:text-properties fo:font-style="normal" style:font-style-asian="normal" style:font-style-complex="normal"/>
    </style:style>
    <style:style style:name="T19" style:family="text">
      <style:text-properties fo:font-weight="bold" style:font-weight-asian="bold" style:font-weight-complex="bold"/>
    </style:style>
    <style:style style:name="T20" style:family="text">
      <style:text-properties officeooo:rsid="0023e7fe"/>
    </style:style>
    <style:style style:name="T21" style:family="text">
      <style:text-properties officeooo:rsid="00251f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ticle Reader</text:p>
      <text:p text:style-name="P1"/>
      <text:p text:style-name="P3">A custom Google Chrome extension <text:span text:style-name="T3">used by 10-person BDR team and others within my company's sales department for prospecting and lead generation. The extension</text:span> parses the text of<text:span text:style-name="T1"> online news articles </text:span><text:span text:style-name="T3">currently being viewed in the user's browser window,</text:span><text:span text:style-name="T1"> identifies significant information contained therein, and organizes the information into various categories. Allows users to quickly and easily extract relevant information from the article at hand without having to read the entire article.</text:span><text:span text:style-name="T3"> </text:span></text:p>
      <text:p text:style-name="P3"/>
      <text:p text:style-name="P5">JavaScript, HTML, CSS</text:p>
      <text:p text:style-name="P8">Google Chrome, productivity</text:p>
      <text:p text:style-name="P5"/>
      <text:p text:style-name="P5">Band Website</text:p>
      <text:p text:style-name="P5"/>
      <text:p text:style-name="P5">A fully-responsive React-based website for my band Jack and the Other to share information, music, videos, merchandise, and updates with our fans and followers. </text:p>
      <text:p text:style-name="P5"/>
      <text:p text:style-name="P6">React, JavaScript, HTML, CSS</text:p>
      <text:p text:style-name="P6">React Router, Framer Motion</text:p>
      <text:p text:style-name="P8">Responsive Design</text:p>
      <text:p text:style-name="P3"/>
      <text:p text:style-name="P5">Tic Tac Toe</text:p>
      <text:p text:style-name="P5"/>
      <text:p text:style-name="P5">Two players, one mouse. A non-existent twist on a beloved a classic. </text:p>
      <text:p text:style-name="P9">CSS Animations </text:p>
      <text:p text:style-name="P5"/>
      <text:p text:style-name="P4">JavaScript, HTML, CSS</text:p>
      <text:p text:style-name="P4"/>
      <text:p text:style-name="P4">Portfolio Website</text:p>
      <text:p text:style-name="P4"/>
      <text:p text:style-name="P4">A website to showcas<text:span text:style-name="T2">e my pers</text:span>onal projects<text:span text:style-name="T2"> with my personal network and potential employer</text:span><text:span text:style-name="T3">s. Designed all non-photograph visual assets and images. </text:span></text:p>
      <text:p text:style-name="P4"/>
      <text:p text:style-name="P4">React, JavaScript, HTML, CSS<text:span text:style-name="T3">, Adobe Illustrator</text:span></text:p>
      <text:p text:style-name="P4">Framer Motion, React Router</text:p>
      <text:p text:style-name="P4"/>
      <text:p text:style-name="P8">Tutorial Heaven</text:p>
      <text:p text:style-name="P9">(In Progress) </text:p>
      <text:p text:style-name="P8"/>
      <text:p text:style-name="P8">A full-stack web app to submit, curate, and review music-related tutorials. Authenticated users are able to <text:span text:style-name="T3">create</text:span> <text:span text:style-name="T3">tutorials and share their favorite educational music resources from all across the web as well as vote on posts submitted by other users. Users can also </text:span>create customized 'courses' by organizing individual tutorials into playlists<text:span text:style-name="T3">. </text:span>Tutorial content is sorted by tutorial topic, content medium (video, article, &amp; text post), and popularit<text:span text:style-name="T3">y. </text:span></text:p>
      <text:p text:style-name="P2"/>
      <text:p text:style-name="P9">MongoDB, Express, Node, React, JavaScript, HTML, CSS, </text:p>
      <text:p text:style-name="P9">React Router, Mongoose</text:p>
      <text:p text:style-name="P9"/>
      <text:p text:style-name="P9">Music </text:p>
      <text:p text:style-name="P9"/>
      <text:p text:style-name="P9"><text:soft-page-break/>Music released with my band Atlanta-based music group Jack and the Other. Catalog encompasses 19 songs over three EPs and two standalone single<text:span text:style-name="T4">s, and has received over two million cross-platform streams to date. </text:span></text:p>
      <text:p text:style-name="P9"/>
      <text:p text:style-name="P10">FL Studio, Ableton Live</text:p>
      <text:p text:style-name="P10">instrumentation, keys, drums, sound design, songwriting, composition, music production, recording, mixing, mastering</text:p>
      <text:p text:style-name="P10"/>
      <text:p text:style-name="P10">Passin' Through Video</text:p>
      <text:p text:style-name="P10"/>
      <text:p text:style-name="P10">Claymation music video for my band's song 'Passin Through'. Contributed concept, set design, story-boarding, logistics, lighting, and minor VFX with Adobe After Effects. </text:p>
      <text:p text:style-name="P10"/>
      <text:p text:style-name="P10">Stylistic Music Video</text:p>
      <text:p text:style-name="P10"/>
      <text:p text:style-name="P10">Video editing and FX for my band's song 'Flare'. In addition to stylistic visual effects<text:span text:style-name="T5">, raw footage encoding,</text:span> and general <text:span text:style-name="T5">editing, I relied heavily upon object tracking, stabilization, rotoscoping, AI content fill, and Twixtor's frame interpolation algorithm. Majority of editing was done in Premiere, with certain VFX and footage preparation completed in Adobe After Effects. </text:span></text:p>
      <text:p text:style-name="P10"/>
      <text:p text:style-name="P10">Adobe Premiere, Adobe After Effects, Shutter encoder </text:p>
      <text:p text:style-name="P10">Twixtor, Red Giant VHS</text:p>
      <text:p text:style-name="P10"/>
      <text:p text:style-name="P11">Audio visualizer </text:p>
      <text:p text:style-name="P11"/>
      <text:p text:style-name="P11">Custom audio visualizer for my band's song 'I Need It'. <text:span text:style-name="T6">Utilized displacement mapping and parallax animation to create 3-dimensional depth and movement effects from a still image source. </text:span></text:p>
      <text:p text:style-name="P11"/>
      <text:p text:style-name="P12">Adobe Photoshop, Adobe After Effects</text:p>
      <text:p text:style-name="P12">FreqReact </text:p>
      <text:p text:style-name="P12"/>
      <text:p text:style-name="P13">PC Control Panel Briefcase</text:p>
      <text:p text:style-name="P14">Featured in Hackspace Magazine! &lt;!link/&gt;</text:p>
      <text:p text:style-name="P13"/>
      <text:p text:style-name="P13">An old briefcase purchased at a thrift store converted into an easily transportable control panel for <text:span text:style-name="T7">a</text:span> rackmount PC used for live <text:span text:style-name="T7">music gigs. </text:span><text:span text:style-name="T8">In addition to a touchscreen monitor, a MIDI controller, a trackpad mouse, and flush mounted input jacks for all peripheral cables, t</text:span><text:span text:style-name="T7">he briefcase also contains an Arduino Nano clone powering an LED VU meter (decibel meter) for a 1/4" balanced input on the top pane</text:span><text:span text:style-name="T8">l. When in transit, the fold-down hinges allow the briefcase close and latch shut with all internal equipment secure. The 3D-printed parts are original designs created in Tinkercad. Modeled after retro futurism aesthetic featured in Netflix original series </text:span><text:span text:style-name="T9">Maniac. </text:span></text:p>
      <text:p text:style-name="P9"/>
      <text:p text:style-name="P15">Materials: Wood, PETG, </text:p>
      <text:p text:style-name="P15">Woodworking, 3D modeling, 3D printing, Arduino, soldering, Tinkercad, Arduino IDE</text:p>
      <text:p text:style-name="P15"/>
      <text:p text:style-name="P15">Custom Rackmount PC </text:p>
      <text:p text:style-name="P15"/>
      <text:p text:style-name="P16">A custom-built rackmount PC fo<text:span text:style-name="T10">r running </text:span><text:span text:style-name="T12">a host of virtual instruments and effects with complex audio routing and processing</text:span><text:span text:style-name="T10"> in a live performance setting. Parts list: </text:span></text:p>
      <text:p text:style-name="P17"><text:soft-page-break/>Intel i7-12700k</text:p>
      <text:p text:style-name="P17">GIGABYTE Z690 Gaming X DDR5</text:p>
      <text:p text:style-name="P17">32gb Aorus DDR5 RAM (16gb x 2)</text:p>
      <text:p text:style-name="P17">500gb WD_Black SN770 NVMe M.2</text:p>
      <text:p text:style-name="P17">2TB Firecuda 520 NVMe M.2</text:p>
      <text:p text:style-name="P17"><text:span text:style-name="T11">Asus GeForce</text:span> GT1030<text:span text:style-name="T11"> 2GB GDDR5</text:span></text:p>
      <text:p text:style-name="P18">Noctua NH-U9S CPU Cooler Fan</text:p>
      <text:p text:style-name="P18">Cooler Master Sickleflow Fans 120mm RGB</text:p>
      <text:p text:style-name="P18">EVGA 750w Gold fully modular PSU</text:p>
      <text:p text:style-name="P18">FebSmart USB 3.0 PCIe card </text:p>
      <text:p text:style-name="P15"/>
      <text:p text:style-name="P17">http://www.imgur.com/a/lSps3yt? </text:p>
      <text:p text:style-name="P17"/>
      <text:p text:style-name="P19">Home Music Studio</text:p>
      <text:p text:style-name="P19"/>
      <text:p text:style-name="P19">Built several acoustic panels of varying densities in order to turn a spare room in my house into a suitable recording and mixing environment.<text:span text:style-name="T13"> I conducted numerous</text:span> acoustic measurements <text:span text:style-name="T13">over the course of several weeks </text:span>using Room EQ Wizard and a calibrated omnidirectional microphone in order to identify secondary reflection points, room modes,<text:span text:style-name="T13"> frequency decay, and aim for</text:span> overall flatness of a sine swee<text:span text:style-name="T13">p</text:span> from 20<text:span text:style-name="T13">H</text:span>z to 20k<text:span text:style-name="T13">H</text:span>z<text:span text:style-name="T13">. Using the data from Room EQ Wizard and careful placement of panels, and consistent experimentation, I was able to identify the ideal monitor placement and set up the room to be within 6 decibels of a completely flat response from the listening position</text:span><text:span text:style-name="T14"> (comparable to professional level recording and engineering studios). Starting measurements before treatment showed a range of over 50 decibels of variance. </text:span></text:p>
      <text:p text:style-name="P17"/>
      <text:p text:style-name="P20">Scrap wood equipment rack</text:p>
      <text:p text:style-name="P20"/>
      <text:p text:style-name="P20">Designed, built, and stained a 10u equipment rack for my home studio using leftover wood from other projects. Front face was placed at a slight angle to increase stability for heavier equipment. Built to standardized width spec with hand tools and a power drill utilizing cement blocks for measurements of right angles and flat surfaces. </text:p>
      <text:p text:style-name="P20"/>
      <text:p text:style-name="P20">Stained glass box shelf</text:p>
      <text:p text:style-name="P20"/>
      <text:p text:style-name="P20">A stained glass box shelf made from wood, clear acrylic, shattered pieces of colored glass, and led string lights. LEDs sandwiched between panes of acrylic and colored glass pieces in the top and sides of the box shelf, <text:span text:style-name="T15">causing a colorful light effect emanating from the shelf when turned on, similar to prismatic light refraction. </text:span></text:p>
      <text:p text:style-name="P20"/>
      <text:p text:style-name="P21">wood, acrylic, glass, LEDs</text:p>
      <text:p text:style-name="P21"/>
      <text:p text:style-name="P21"/>
      <text:p text:style-name="P9"/>
      <text:p text:style-name="P22">Hobbies</text:p>
      <text:p text:style-name="P22"/>
      <text:p text:style-name="P23">Bome midi translator</text:p>
      <text:p text:style-name="P23">Hubspot</text:p>
      <text:p text:style-name="P23">Tinkercad</text:p>
      <text:p text:style-name="P23">Squarespace</text:p>
      <text:p text:style-name="P23"><text:soft-page-break/>Shopify </text:p>
      <text:p text:style-name="P24">Room EQ Wizard </text:p>
      <text:p text:style-name="P22"/>
      <text:p text:style-name="P5">3d printing</text:p>
      <text:p text:style-name="P5">woodworking</text:p>
      <text:p text:style-name="P5"/>
      <text:p text:style-name="P29"><text:span text:style-name="T16">Woodworking</text:span></text:p>
      <text:p text:style-name="P29"><text:span text:style-name="T16">Music composition/production</text:span></text:p>
      <text:p text:style-name="P26">Music performance</text:p>
      <text:p text:style-name="P26">3d Printing</text:p>
      <text:p text:style-name="P26">Microcontrollers</text:p>
      <text:p text:style-name="P26">Dog<text:span text:style-name="T17">s</text:span></text:p>
      <text:p text:style-name="P30">Yoga </text:p>
      <text:p text:style-name="P26"/>
      <text:p text:style-name="P29">music</text:p>
      <text:p text:style-name="P5">keys </text:p>
      <text:p text:style-name="P5">bass guitar</text:p>
      <text:p text:style-name="P5">drums </text:p>
      <text:p text:style-name="P5">arduino </text:p>
      <text:p text:style-name="P5">Music composition/production </text:p>
      <text:p text:style-name="P5">Mixed media </text:p>
      <text:p text:style-name="P5"/>
      <text:p text:style-name="P5">minimalism </text:p>
      <text:p text:style-name="P5">monochromatic design</text:p>
      <text:p text:style-name="P5">abstract expressionism </text:p>
      <text:p text:style-name="P5">cassette futurism/retro futurism </text:p>
      <text:p text:style-name="P5">street art </text:p>
      <text:p text:style-name="P5">modernism</text:p>
      <text:p text:style-name="P5">Pop art</text:p>
      <text:p text:style-name="P26">Wes Anderson </text:p>
      <text:p text:style-name="P31">Maniac <text:span text:style-name="T18">series</text:span></text:p>
      <text:p text:style-name="P31"><text:span text:style-name="T18">Liminal space</text:span></text:p>
      <text:p text:style-name="P26"/>
      <text:p text:style-name="P5"/>
      <text:p text:style-name="P5">Survivor </text:p>
      <text:p text:style-name="P5">Severance </text:p>
      <text:p text:style-name="P5">Arrival</text:p>
      <text:p text:style-name="P5">Fargo</text:p>
      <text:p text:style-name="P5">Adaptation</text:p>
      <text:p text:style-name="P5">Being John Malkovich</text:p>
      <text:p text:style-name="P5">Coherence </text:p>
      <text:p text:style-name="P7">Kill Bill</text:p>
      <text:p text:style-name="P5"/>
      <text:p text:style-name="P5">Daniel Caesar</text:p>
      <text:p text:style-name="P5">Jungle </text:p>
      <text:p text:style-name="P5">Amy Winehouse</text:p>
      <text:p text:style-name="P5">Tame Impala </text:p>
      <text:p text:style-name="P7">Kendrick Lamar</text:p>
      <text:p text:style-name="P7">Hiatus Kaiyote </text:p>
      <text:p text:style-name="P26"><text:soft-page-break/>Paul Simon </text:p>
      <text:p text:style-name="P26">Hozier </text:p>
      <text:p text:style-name="P26"/>
      <text:p text:style-name="P26"/>
      <text:p text:style-name="P26"><text:span text:style-name="T19">Soft Skills</text:span></text:p>
      <text:p text:style-name="P26">Troubleshooting</text:p>
      <text:p text:style-name="P26">Problem solving</text:p>
      <text:p text:style-name="P26">Communication</text:p>
      <text:p text:style-name="P26"><text:span text:style-name="T20">W</text:span>riting</text:p>
      <text:p text:style-name="P30"><text:span text:style-name="T20">L</text:span>earning</text:p>
      <text:p text:style-name="P27">Sales</text:p>
      <text:p text:style-name="P27"/>
      <text:p text:style-name="P26"/>
      <text:p text:style-name="P26">Hobbies</text:p>
      <text:p text:style-name="P26">Achievements</text:p>
      <text:p text:style-name="P26">Media/Inspirations</text:p>
      <text:p text:style-name="P26"><text:tab/>- Film/TV</text:p>
      <text:p text:style-name="P26"><text:tab/>- Music</text:p>
      <text:p text:style-name="P26"><text:tab/>- Art/Design </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2:51:56.073396821</meta:creation-date>
    <dc:date>2023-12-09T19:09:14.757973501</dc:date>
    <meta:editing-duration>PT6H53M7S</meta:editing-duration>
    <meta:editing-cycles>3</meta:editing-cycles>
    <meta:generator>LibreOffice/7.3.7.2$Linux_X86_64 LibreOffice_project/30$Build-2</meta:generator>
    <meta:document-statistic meta:table-count="0" meta:image-count="0" meta:object-count="0" meta:page-count="5" meta:paragraph-count="123" meta:word-count="995" meta:character-count="6663" meta:non-whitespace-character-count="5741"/>
  </office:meta>
</office:document-meta>
</file>